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nJamoBatang" svg:font-family="UnJamoBatang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18bd8b" fo:background-color="#ffffff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paragraph-rsid="001b80b7" fo:background-color="#ffffff"/>
    </style:style>
    <style:style style:name="P5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1b80b7" fo:background-color="#ffffff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rsid="0019cf40" fo:background-color="#ffffff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rsid="0019cf40" officeooo:paragraph-rsid="0019cf40" fo:background-color="#ffffff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rsid="0019cf40" officeooo:paragraph-rsid="001b80b7" fo:background-color="#ffffff"/>
    </style:style>
    <style:style style:name="P9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none" fo:font-weight="normal" officeooo:paragraph-rsid="0018bd8b" fo:background-color="#ffffff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4pt" style:text-underline-style="solid" style:text-underline-width="auto" style:text-underline-color="font-color" fo:font-weight="bold" officeooo:rsid="0018bd8b" officeooo:paragraph-rsid="001b80b7" fo:background-color="#ffffff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4pt" style:text-underline-style="solid" style:text-underline-width="auto" style:text-underline-color="font-color" fo:font-weight="bold" officeooo:rsid="0019cf40" officeooo:paragraph-rsid="0019cf40" fo:background-color="#fffff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4pt" style:text-underline-style="solid" style:text-underline-width="auto" style:text-underline-color="font-color" fo:font-weight="bold" officeooo:rsid="0019cf40" officeooo:paragraph-rsid="001b80b7" fo:background-color="#fffff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UnJamoBatang" fo:font-size="10.5pt" fo:font-weight="normal" fo:background-color="#ffffff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UnJamoBatang" fo:font-size="10.5pt" fo:font-weight="normal" officeooo:rsid="0018bd8b" officeooo:paragraph-rsid="0018bd8b" fo:background-color="#ffffff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  <style:text-properties fo:color="#008000" loext:opacity="100%" style:font-name="Droid Sans Mono" fo:font-size="10.5pt" fo:font-weight="normal" officeooo:paragraph-rsid="001b80b7" fo:background-color="#ffffff"/>
    </style:style>
    <style:style style:name="P16" style:family="paragraph" style:parent-style-name="Standard">
      <style:paragraph-properties fo:margin-left="0in" fo:margin-right="0in" style:line-height-at-least="0.198in" fo:text-indent="0in" style:auto-text-indent="false"/>
      <style:text-properties officeooo:paragraph-rsid="001b80b7"/>
    </style:style>
    <style:style style:name="P17" style:family="paragraph" style:parent-style-name="Standard">
      <style:paragraph-properties style:line-height-at-least="0.198in"/>
      <style:text-properties officeooo:paragraph-rsid="001b80b7"/>
    </style:style>
    <style:style style:name="P18" style:family="paragraph" style:parent-style-name="Standard">
      <style:paragraph-properties fo:margin-left="0in" fo:margin-right="0in" style:line-height-at-least="0.198in" fo:text-indent="0in" style:auto-text-indent="false"/>
      <style:text-properties fo:color="#0000ff" loext:opacity="100%" style:font-name="Droid Sans Mono" fo:font-size="10.5pt" fo:font-weight="normal" officeooo:paragraph-rsid="001b80b7" fo:background-color="#ffffff"/>
    </style:style>
    <style:style style:name="P19" style:family="paragraph" style:parent-style-name="Standard">
      <style:paragraph-properties fo:margin-left="0in" fo:margin-right="0in" style:line-height-at-least="0.198in" fo:text-indent="0in" style:auto-text-indent="false"/>
      <style:text-properties fo:color="#0000ff" loext:opacity="100%" style:font-name="Droid Sans Mono" fo:font-size="10.5pt" fo:font-weight="normal" officeooo:rsid="0019cf40" officeooo:paragraph-rsid="0019cf40" fo:background-color="#ffffff"/>
    </style:style>
    <style:style style:name="P20" style:family="paragraph" style:parent-style-name="Standard">
      <style:paragraph-properties fo:margin-left="0in" fo:margin-right="0in" style:line-height-at-least="0.198in" fo:text-indent="0in" style:auto-text-indent="false"/>
      <style:text-properties fo:color="#800000" loext:opacity="100%" style:font-name="Droid Sans Mono" fo:font-size="10.5pt" fo:font-weight="normal" officeooo:rsid="0018f431" officeooo:paragraph-rsid="001b80b7" fo:background-color="#ffffff"/>
    </style:style>
    <style:style style:name="P21" style:family="paragraph" style:parent-style-name="Standard">
      <style:text-properties officeooo:paragraph-rsid="0027ba52"/>
    </style:style>
    <style:style style:name="P22" style:family="paragraph" style:parent-style-name="Standard">
      <style:text-properties officeooo:paragraph-rsid="00288a17"/>
    </style:style>
    <style:style style:name="P23" style:family="paragraph" style:parent-style-name="Standard">
      <style:text-properties officeooo:rsid="002bb684" officeooo:paragraph-rsid="002bb684"/>
    </style:style>
    <style:style style:name="P24" style:family="paragraph" style:parent-style-name="Standard">
      <style:text-properties officeooo:paragraph-rsid="002bb684"/>
    </style:style>
    <style:style style:name="T1" style:family="text">
      <style:text-properties fo:color="#0000ff" loext:opacity="100%"/>
    </style:style>
    <style:style style:name="T2" style:family="text">
      <style:text-properties fo:color="#0000ff" loext:opacity="100%" officeooo:rsid="0018bd8b"/>
    </style:style>
    <style:style style:name="T3" style:family="text">
      <style:text-properties fo:color="#0000ff" loext:opacity="100%" style:font-name="Droid Sans Mono" fo:font-size="10.5pt" fo:font-weight="normal" fo:background-color="#ffffff" loext:char-shading-value="0"/>
    </style:style>
    <style:style style:name="T4" style:family="text">
      <style:text-properties fo:color="#0000ff" loext:opacity="100%" style:font-name="Droid Sans Mono" fo:font-size="14pt" style:text-underline-style="solid" style:text-underline-width="auto" style:text-underline-color="font-color" fo:font-weight="bold" fo:background-color="#ffffff" loext:char-shading-value="0" style:font-size-asian="14pt" style:font-weight-asian="bold" style:font-size-complex="14pt" style:font-weight-complex="bold"/>
    </style:style>
    <style:style style:name="T5" style:family="text">
      <style:text-properties fo:color="#0000ff" loext:opacity="100%" style:font-name="Droid Sans Mono" fo:font-size="14pt" style:text-underline-style="solid" style:text-underline-width="auto" style:text-underline-color="font-color" fo:font-weight="bold" officeooo:rsid="0018bd8b" fo:background-color="#ffffff" loext:char-shading-value="0" style:font-size-asian="14pt" style:font-weight-asian="bold" style:font-size-complex="14pt" style:font-weight-complex="bold"/>
    </style:style>
    <style:style style:name="T6" style:family="text">
      <style:text-properties fo:color="#0000ff" loext:opacity="100%" style:font-name="Droid Sans Mono" fo:font-size="14pt" style:text-underline-style="solid" style:text-underline-width="auto" style:text-underline-color="font-color" fo:font-weight="bold" officeooo:rsid="001b80b7" fo:background-color="#ffffff" loext:char-shading-value="0" style:font-size-asian="14pt" style:font-weight-asian="bold" style:font-size-complex="14pt" style:font-weight-complex="bold"/>
    </style:style>
    <style:style style:name="T7" style:family="text">
      <style:text-properties fo:color="#808080" loext:opacity="100%"/>
    </style:style>
    <style:style style:name="T8" style:family="text">
      <style:text-properties fo:color="#2f4f4f" loext:opacity="100%"/>
    </style:style>
    <style:style style:name="T9" style:family="text">
      <style:text-properties fo:color="#bd63c5" loext:opacity="100%"/>
    </style:style>
    <style:style style:name="T10" style:family="text">
      <style:text-properties fo:color="#a31515" loext:opacity="100%"/>
    </style:style>
    <style:style style:name="T11" style:family="text">
      <style:text-properties fo:color="#2b91af" loext:opacity="100%"/>
    </style:style>
    <style:style style:name="T12" style:family="text">
      <style:text-properties fo:color="#098658" loext:opacity="100%"/>
    </style:style>
    <style:style style:name="T13" style:family="text">
      <style:text-properties officeooo:rsid="0018bd8b"/>
    </style:style>
    <style:style style:name="T14" style:family="text">
      <style:text-properties fo:color="#008000" loext:opacity="100%"/>
    </style:style>
    <style:style style:name="T15" style:family="text">
      <style:text-properties fo:font-size="14pt" style:text-underline-style="solid" style:text-underline-width="auto" style:text-underline-color="font-color" fo:font-weight="bold" officeooo:rsid="0018bd8b" style:font-size-asian="14pt" style:font-weight-asian="bold" style:font-size-complex="14pt" style:font-weight-complex="bold"/>
    </style:style>
    <style:style style:name="T16" style:family="text">
      <style:text-properties fo:font-size="14pt" style:text-underline-style="solid" style:text-underline-width="auto" style:text-underline-color="font-color" fo:font-weight="bold" officeooo:rsid="001b80b7" style:font-size-asian="14pt" style:font-weight-asian="bold" style:font-size-complex="14pt" style:font-weight-complex="bold"/>
    </style:style>
    <style:style style:name="T17" style:family="text">
      <style:text-properties fo:font-size="14pt" style:text-underline-style="solid" style:text-underline-width="auto" style:text-underline-color="font-color" fo:font-weight="bold" officeooo:rsid="0023018e" style:font-size-asian="14pt" style:font-weight-asian="bold" style:font-size-complex="14pt" style:font-weight-complex="bold"/>
    </style:style>
    <style:style style:name="T18" style:family="text">
      <style:text-properties fo:color="#800000" loext:opacity="100%"/>
    </style:style>
    <style:style style:name="T19" style:family="text">
      <style:text-properties fo:color="#800000" loext:opacity="100%" officeooo:rsid="0018bd8b"/>
    </style:style>
    <style:style style:name="T20" style:family="text">
      <style:text-properties fo:color="#800000" loext:opacity="100%" officeooo:rsid="0018f431"/>
    </style:style>
    <style:style style:name="T21" style:family="text">
      <style:text-properties fo:color="#800000" loext:opacity="100%" officeooo:rsid="001b80b7"/>
    </style:style>
    <style:style style:name="T22" style:family="text">
      <style:text-properties fo:color="#ff0000" loext:opacity="100%"/>
    </style:style>
    <style:style style:name="T23" style:family="text">
      <style:text-properties fo:color="#ff0000" loext:opacity="100%" officeooo:rsid="0018bd8b"/>
    </style:style>
    <style:style style:name="T24" style:family="text">
      <style:text-properties fo:font-size="10pt" style:text-underline-style="none" officeooo:rsid="0018bd8b" style:font-size-asian="10pt" style:font-weight-asian="normal" style:font-size-complex="10pt" style:font-weight-complex="normal"/>
    </style:style>
    <style:style style:name="T25" style:family="text">
      <style:text-properties fo:color="#008080" loext:opacity="100%"/>
    </style:style>
    <style:style style:name="T26" style:family="text">
      <style:text-properties officeooo:rsid="001b80b7"/>
    </style:style>
    <style:style style:name="T27" style:family="text">
      <style:text-properties officeooo:rsid="0023858d"/>
    </style:style>
    <style:style style:name="T28" style:family="text">
      <style:text-properties style:font-name="UnJamoBatang" officeooo:rsid="0023858d"/>
    </style:style>
    <style:style style:name="T29" style:family="text">
      <style:text-properties officeooo:rsid="0027ba52"/>
    </style:style>
    <style:style style:name="T30" style:family="text">
      <style:text-properties officeooo:rsid="00288a17"/>
    </style:style>
    <style:style style:name="T31" style:family="text">
      <style:text-properties officeooo:rsid="002bb6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5">grep -rn /home/mahreen/gem5 -e "</text:span><text:span text:style-name="T17">branchMispredicts</text:span><text:span text:style-name="T15">"</text:span></text:p>
      <text:p text:style-name="P3"><text:span text:style-name="T15">std::cout &lt;&lt; "l1icachesmisses (L1i Total): " &lt;&lt; l1icachesmisses&lt;&lt; std::endl;</text:span></text:p>
      <text:p text:style-name="P3"><text:span text:style-name="T15">Step </text:span><text:span text:style-name="T16">1</text:span><text:span text:style-name="T15">: /home/mahreen/gem5/src/arch/riscv/gdb-xml/riscv-64bit-csr.xml<text:line-break/><text:line-break/></text:span><text:span text:style-name="T24">uncomment hpc counters in 64 and 32</text:span></text:p>
      <text:p text:style-name="P3"><text:span text:style-name="T24"/></text:p>
      <text:p text:style-name="P9"><text:span text:style-name="T19">&lt;reg</text:span><text:span text:style-name="T13"> </text:span><text:span text:style-name="T23">name</text:span><text:span text:style-name="T13">=</text:span><text:span text:style-name="T2">"hpmcounter3"</text:span><text:span text:style-name="T13"> </text:span><text:span text:style-name="T23">bitsize</text:span><text:span text:style-name="T13">=</text:span><text:span text:style-name="T2">"64"</text:span><text:span text:style-name="T19">/&gt;</text:span></text:p>
      <text:p text:style-name="P1"><text:span text:style-name="T18">&lt;reg</text:span> <text:span text:style-name="T22">name</text:span>=<text:span text:style-name="T1">"hpmcounter4"</text:span> <text:span text:style-name="T22">bitsize</text:span>=<text:span text:style-name="T1">"64"</text:span><text:span text:style-name="T18">/&gt;</text:span></text:p>
      <text:p text:style-name="P1"><text:span text:style-name="T18">&lt;reg</text:span> <text:span text:style-name="T22">name</text:span>=<text:span text:style-name="T1">"hpmcounter3h"</text:span> <text:span text:style-name="T22">bitsize</text:span>=<text:span text:style-name="T1">"64"</text:span><text:span text:style-name="T18">/&gt;</text:span></text:p>
      <text:p text:style-name="P1"><text:span text:style-name="T18">&lt;reg</text:span> <text:span text:style-name="T22">name</text:span>=<text:span text:style-name="T1">"hpmcounter4h"</text:span> <text:span text:style-name="T22">bitsize</text:span>=<text:span text:style-name="T1">"64"</text:span><text:span text:style-name="T18">/&gt;</text:span></text:p>
      <text:p text:style-name="P1"><text:span text:style-name="T18">&lt;reg</text:span> <text:span text:style-name="T22">name</text:span>=<text:span text:style-name="T1">"mhpmcounter3"</text:span> <text:span text:style-name="T22">bitsize</text:span>=<text:span text:style-name="T1">"64"</text:span><text:span text:style-name="T18">/&gt;</text:span></text:p>
      <text:p text:style-name="P1"><text:span text:style-name="T18">&lt;reg</text:span> <text:span text:style-name="T22">name</text:span>=<text:span text:style-name="T1">"mhpmcounter4"</text:span> <text:span text:style-name="T22">bitsize</text:span>=<text:span text:style-name="T1">"64"</text:span><text:span text:style-name="T18">/&gt;</text:span></text:p>
      <text:p text:style-name="P1"><text:span text:style-name="T18">&lt;reg</text:span> <text:span text:style-name="T22">name</text:span>=<text:span text:style-name="T1">"mhpmcounter3h"</text:span> <text:span text:style-name="T22">bitsize</text:span>=<text:span text:style-name="T1">"64"</text:span><text:span text:style-name="T18">/&gt;</text:span></text:p>
      <text:p text:style-name="P1"><text:span text:style-name="T18">&lt;reg</text:span> <text:span text:style-name="T22">name</text:span>=<text:span text:style-name="T1">"mhpmcounter4h"</text:span> <text:span text:style-name="T22">bitsize</text:span>=<text:span text:style-name="T1">"64"</text:span><text:span text:style-name="T18">/&gt;</text:span></text:p>
      <text:p text:style-name="P6"><text:span text:style-name="T20"/></text:p>
      <text:p text:style-name="P11">Step <text:span text:style-name="T26">2</text:span>: commit.hh</text:p>
      <text:p text:style-name="P11"/>
      <text:p text:style-name="P19">public:</text:p>
      <text:p text:style-name="P1"><text:span text:style-name="T11">uint64_t</text:span> commitBranchMispredicts = <text:span text:style-name="T12">0</text:span>;<text:span text:style-name="T14"> // Counter for committed branch mispredicts</text:span></text:p>
      <text:p text:style-name="P2"/>
      <text:p text:style-name="P11">Step <text:span text:style-name="T26">3</text:span>: commit.cc</text:p>
      <text:p text:style-name="P11"/>
      <text:p text:style-name="P7">toIEW<text:span text:style-name="T25">-&gt;</text:span>commitInfo[tid].squashInst <text:span text:style-name="T25">=</text:span></text:p>
      <text:p text:style-name="P1">rob-&gt;findInst(tid, squashed_inst);</text:p>
      <text:p text:style-name="P1"><text:span text:style-name="T1">if</text:span> (toIEW<text:span text:style-name="T25">-&gt;</text:span>commitInfo[tid].mispredictInst) {</text:p>
      <text:p text:style-name="P1"><text:span text:style-name="T1">if</text:span> (toIEW<text:span text:style-name="T25">-&gt;</text:span>commitInfo[tid].mispredictInst<text:span text:style-name="T25">-&gt;</text:span>isUncondCtrl()) {</text:p>
      <text:p text:style-name="P1">toIEW<text:span text:style-name="T25">-&gt;</text:span>commitInfo[tid].branchTaken = <text:span text:style-name="T1">true</text:span>;</text:p>
      <text:p text:style-name="P1">}</text:p>
      <text:p text:style-name="P1"><text:span text:style-name="T25">++</text:span>stats.branchMispredicts;</text:p>
      <text:p text:style-name="P1">++commitBranchMispredicts;<text:span text:style-name="T14"> // Increment the HPC counter</text:span></text:p>
      <text:p text:style-name="P1">}</text:p>
      <text:p text:style-name="P10"><text:span text:style-name="T18">Step </text:span><text:span text:style-name="T20">4</text:span><text:span text:style-name="T18">: </text:span><text:span text:style-name="T20">cpu.hh</text:span></text:p>
      <text:p text:style-name="P4"><text:span text:style-name="T1"/></text:p>
      <text:p text:style-name="P4"><text:span text:style-name="T1">class</text:span> <text:span text:style-name="T11">CPU</text:span> : <text:span text:style-name="T1">public</text:span> <text:span text:style-name="T11">BaseCPU</text:span></text:p>
      <text:p text:style-name="P4">{</text:p>
      <text:p text:style-name="P18">public:</text:p>
      <text:p text:style-name="P4"><text:span text:style-name="T11">uint64_t</text:span> getCommitBranchMispredicts() <text:span text:style-name="T1">const;</text:span></text:p>
      <text:p text:style-name="P7"/>
      <text:p text:style-name="P10"><text:span text:style-name="T18">Step </text:span><text:span text:style-name="T21">5</text:span><text:span text:style-name="T18">: </text:span><text:span text:style-name="T20">cpu.cc</text:span></text:p>
      <text:p text:style-name="P10"><text:span text:style-name="T20"/></text:p>
      <text:p text:style-name="P20">uint64_t</text:p>
      <text:p text:style-name="P4"><text:span text:style-name="T11">CPU</text:span>::getCommitBranchMispredicts() <text:span text:style-name="T1">const</text:span> {</text:p>
      <text:p text:style-name="P4"><text:span text:style-name="T1">return</text:span> commit.commitBranchMispredicts;</text:p>
      <text:p text:style-name="P4">}</text:p>
      <text:p text:style-name="P4"><text:soft-page-break/></text:p>
      <text:p text:style-name="P4"/>
      <text:p text:style-name="P4"/>
      <text:p text:style-name="P4"/>
      <text:p text:style-name="P12">Step <text:span text:style-name="T26">6</text:span>: base.hh</text:p>
      <text:p text:style-name="P12"><text:span text:style-name="T1"/></text:p>
      <text:p text:style-name="P8"><text:span text:style-name="T1">public:</text:span> <text:span text:style-name="T1">virtual</text:span> <text:span text:style-name="T11">uint64_t</text:span> getCommitBranchMispredicts() <text:span text:style-name="T1">const</text:span> {</text:p>
      <text:p text:style-name="P4"><text:span text:style-name="T1">return</text:span> <text:span text:style-name="T12">0</text:span>;<text:span text:style-name="T14"> // Default for non-O3 CPUs</text:span></text:p>
      <text:p text:style-name="P4">}</text:p>
      <text:p text:style-name="P8"/>
      <text:p text:style-name="P7"/>
      <text:p text:style-name="P16"><text:span text:style-name="T5">Step </text:span><text:span text:style-name="T6">7</text:span><text:span text:style-name="T5">: Src/arch/riscv/isa.cc</text:span><text:span text:style-name="T4"><text:line-break/></text:span><text:span text:style-name="T3"><text:line-break/></text:span></text:p>
      <text:p text:style-name="P4"><text:span text:style-name="T7">#include</text:span><text:span text:style-name="T1"> </text:span><text:span text:style-name="T10">"cpu/o3/commit.hh"</text:span><text:span text:style-name="T1"> </text:span><text:span text:style-name="T14">// Include the commit stage header</text:span></text:p>
      <text:p text:style-name="P4"><text:span text:style-name="T7">#include</text:span><text:span text:style-name="T1"> </text:span><text:span text:style-name="T10">"cpu/o3/cpu.hh"</text:span><text:span text:style-name="T1"> </text:span><text:span text:style-name="T14">// Include O3CPU to access commit stage</text:span></text:p>
      <text:p text:style-name="P5"/>
      <text:p text:style-name="P4"><text:span text:style-name="T1"><text:line-break/>default</text:span>:</text:p>
      <text:p text:style-name="P15">// Try reading HPM counters</text:p>
      <text:p text:style-name="P15">// As a placeholder, all HPM counters are just cycle counters</text:p>
      <text:p text:style-name="P4"><text:span text:style-name="T1">if</text:span> (<text:span text:style-name="T7">idx</text:span> == <text:span text:style-name="T8">MISCREG_HPMCOUNTER03</text:span>) {</text:p>
      <text:p text:style-name="P4"><text:span text:style-name="T1">auto</text:span> *cpu = tc-&gt;getCpuPtr();</text:p>
      <text:p text:style-name="P4"><text:span text:style-name="T1">if</text:span> (cpu &amp;&amp; hpmCounterEnabled(<text:span text:style-name="T7">idx</text:span>)) {</text:p>
      <text:p text:style-name="P4"><text:span text:style-name="T9">DPRINTF</text:span>(RiscvMisc, <text:span text:style-name="T10">"HPM counter %d (Committed Branch Mispredicts): %llu.\n"</text:span>,</text:p>
      <text:p text:style-name="P4"><text:span text:style-name="T7">idx</text:span> - <text:span text:style-name="T8">MISCREG_CYCLE</text:span>, cpu-&gt;getCommitBranchMispredicts());</text:p>
      <text:p text:style-name="P4"><text:span text:style-name="T1">return</text:span> cpu-&gt;getCommitBranchMispredicts();</text:p>
      <text:p text:style-name="P4">}</text:p>
      <text:p text:style-name="P4">}</text:p>
      <text:p text:style-name="P17"/>
      <text:p text:style-name="P4"><text:span text:style-name="T1">else</text:span> <text:span text:style-name="T1">if</text:span> (<text:span text:style-name="T7">idx</text:span> == <text:span text:style-name="T8">MISCREG_HPMCOUNTER03H</text:span>) {</text:p>
      <text:p text:style-name="P4"><text:span text:style-name="T1">auto</text:span> *cpu = tc-&gt;getCpuPtr();</text:p>
      <text:p text:style-name="P4"><text:span text:style-name="T1">if</text:span> (cpu &amp;&amp; hpmCounterEnabled(<text:span text:style-name="T7">idx</text:span>)) {</text:p>
      <text:p text:style-name="P4"><text:span text:style-name="T1">return</text:span> bits&lt;<text:span text:style-name="T11">RegVal</text:span>&gt;(cpu-&gt;getCommitBranchMispredicts(), <text:span text:style-name="T12">63</text:span>, <text:span text:style-name="T12">32</text:span>);</text:p>
      <text:p text:style-name="P4">}</text:p>
      <text:p text:style-name="P4">}</text:p>
      <text:p text:style-name="P2"/>
      <text:p text:style-name="P1"><text:line-break/><text:line-break/><text:line-break/><text:span text:style-name="T27">For L1cache misses.<text:line-break/><text:line-break/></text:span><text:span text:style-name="T28">mahreen@mahreen-Precision-3571:~$ grep -rn /home/mahreen/gem5/src -e "overallMisses"</text:span></text:p>
      <text:p text:style-name="P1"><text:span text:style-name="T28"/></text:p>
      <text:p text:style-name="P13">/home/mahreen/gem5/src/mem/cache/base.hh:1065: <text:s text:c="7"/>statistics::Formula overallMisses;</text:p>
      <text:p text:style-name="P13">/home/mahreen/gem5/src/mem/cache/base.cc:2221: <text:s text:c="3"/>ADD_STAT(overallMisses, statistics::units::Count::get(),</text:p>
      <text:p text:style-name="P13">/home/mahreen/gem5/src/mem/cache/base.cc:2335: <text:s text:c="3"/>overallMisses.flags(total | nozero | nonan);</text:p>
      <text:p text:style-name="P13"><text:soft-page-break/>/home/mahreen/gem5/src/mem/cache/base.cc:2336: <text:s text:c="3"/>overallMisses = demandMisses + SUM_NON_DEMAND(misses);</text:p>
      <text:p text:style-name="P13">/home/mahreen/gem5/src/mem/cache/base.cc:2338: <text:s text:c="7"/>overallMisses.subname(i, system-&gt;getRequestorName(i));</text:p>
      <text:p text:style-name="P13">/home/mahreen/gem5/src/mem/cache/base.cc:2371: <text:s text:c="3"/>overallAccesses = overallHits + overallMisses;</text:p>
      <text:p text:style-name="P13">/home/mahreen/gem5/src/mem/cache/base.cc:2383: <text:s text:c="3"/>overallMissRate = overallMisses / overallAccesses;</text:p>
      <text:p text:style-name="P13">/home/mahreen/gem5/src/mem/cache/base.cc:2395: <text:s text:c="3"/>overallAvgMissLatency = overallMissLatency / overallMisses;</text:p>
      <text:p text:style-name="P14"><text:span text:style-name="T20"/></text:p>
      <text:p text:style-name="P3"><text:line-break/><text:span text:style-name="T30">src/cpu/base.hh</text:span></text:p>
      <text:p text:style-name="Standard"><text:s text:c="3"/></text:p>
      <text:p text:style-name="Standard"><text:s text:c="2"/>public: virtual uint64_t getCommitBranchMispredicts() const {</text:p>
      <text:p text:style-name="Standard"><text:s text:c="4"/>return 0; <text:s/>// Default for non-O3 CPUs</text:p>
      <text:p text:style-name="Standard"><text:s text:c="2"/>}</text:p>
      <text:p text:style-name="Standard"/>
      <text:p text:style-name="Standard"><text:s text:c="2"/>public: <text:s text:c="2"/>uint64_t get<text:span text:style-name="T29">L1I</text:span>misses() const;</text:p>
      <text:p text:style-name="P21"><text:s text:c="2"/>public: <text:s text:c="2"/>uint64_t get<text:span text:style-name="T29">L1D</text:span>misses() const;<text:line-break/><text:line-break/><text:span text:style-name="T30">src/cpu/base.cc<text:line-break/></text:span></text:p>
      <text:p text:style-name="P22"><text:s text:c="5"/>uint64_t BaseCPU::get<text:span text:style-name="T29">L1I</text:span>misses() const {</text:p>
      <text:p text:style-name="P22"><text:s text:c="8"/>return BaseCache::<text:span text:style-name="T29">L1</text:span><text:span text:style-name="T30">D</text:span>misses(); // Directly access register</text:p>
      <text:p text:style-name="P21"><text:s text:c="4"/>}</text:p>
      <text:p text:style-name="P22"><text:s text:c="5"/>uint64_t BaseCPU::get<text:span text:style-name="T29">L1</text:span><text:span text:style-name="T30">D</text:span>misses() const {</text:p>
      <text:p text:style-name="P22"><text:s text:c="8"/>return BaseCache::<text:span text:style-name="T29">L1I</text:span>misses(); // Directly access register</text:p>
      <text:p text:style-name="P21"><text:s text:c="4"/>}<text:line-break/><text:line-break/><text:span text:style-name="T31">src/arch/riscv/isa.cc</text:span><text:line-break/> <text:s text:c="7"/>if (idx == MISCREG_HPMCOUNTER03) {</text:p>
      <text:p text:style-name="P21"><text:s text:c="12"/>auto *cpu = tc-&gt;getCpuPtr();</text:p>
      <text:p text:style-name="P21"><text:s text:c="12"/>if (cpu &amp;&amp; hpmCounterEnabled(idx)) {</text:p>
      <text:p text:style-name="P21"><text:s text:c="16"/>DPRINTF(RiscvMisc, "HPM counter %d (Committed Branch Mispredicts): %llu.\n",</text:p>
      <text:p text:style-name="P21"><text:s text:c="24"/>idx - MISCREG_CYCLE, cpu-&gt;getCommitBranchMispredicts());</text:p>
      <text:p text:style-name="P21"><text:s text:c="16"/>return cpu-&gt;getCommitBranchMispredicts();</text:p>
      <text:p text:style-name="P21"><text:s text:c="12"/>}</text:p>
      <text:p text:style-name="P21"><text:s text:c="8"/>}</text:p>
      <text:p text:style-name="P23">else if (idx == MISCREG_HPMCOUNTER04) {</text:p>
      <text:p text:style-name="P24"><text:s text:c="12"/>auto *cpu = tc-&gt;getCpuPtr();</text:p>
      <text:p text:style-name="P24"><text:s text:c="12"/>if (cpu &amp;&amp; hpmCounterEnabled(idx)) {</text:p>
      <text:p text:style-name="P24"><text:s text:c="16"/>DPRINTF(RiscvMisc, "HPM counter %d (Committed Branch Mispredicts): %llu.\n",</text:p>
      <text:p text:style-name="P24"><text:s text:c="24"/>idx - MISCREG_CYCLE, cpu-&gt;get<text:span text:style-name="T29">L1I</text:span>misses());</text:p>
      <text:p text:style-name="P24"><text:s text:c="16"/>return cpu-&gt;get<text:span text:style-name="T29">L1I</text:span>misses();</text:p>
      <text:p text:style-name="P24"><text:s text:c="12"/>}</text:p>
      <text:p text:style-name="P23"><text:s text:c="8"/>}</text:p>
      <text:p text:style-name="P23">else if (idx == MISCREG_HPMCOUNTER05) {</text:p>
      <text:p text:style-name="P24"><text:s text:c="12"/>auto *cpu = tc-&gt;getCpuPtr();</text:p>
      <text:p text:style-name="P24"><text:s text:c="12"/>if (cpu &amp;&amp; hpmCounterEnabled(idx)) {</text:p>
      <text:p text:style-name="P24"><text:s text:c="16"/>DPRINTF(RiscvMisc, "HPM counter %d (Committed Branch Mispredicts): %llu.\n",</text:p>
      <text:p text:style-name="P24"><text:s text:c="24"/>idx - MISCREG_CYCLE, cpu-&gt;get<text:span text:style-name="T29">L1</text:span><text:span text:style-name="T31">D</text:span>misses());</text:p>
      <text:p text:style-name="P24"><text:s text:c="16"/>return cpu-&gt;get<text:span text:style-name="T29">L1</text:span><text:span text:style-name="T31">D</text:span>misses();</text:p>
      <text:p text:style-name="P24"><text:soft-page-break/><text:s text:c="12"/>}</text:p>
      <text:p text:style-name="P23"><text:s text:c="8"/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nJamoBatang" svg:font-family="UnJamoBatang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08:14:09.746184237</meta:creation-date>
    <dc:date>2025-03-22T11:42:22.209374771</dc:date>
    <meta:editing-duration>PT10H9M50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4" meta:paragraph-count="103" meta:word-count="402" meta:character-count="4445" meta:non-whitespace-character-count="3739"/>
  </office:meta>
</office:document-meta>
</file>